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1.463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Regla Delta</text:p>
          </table:table-cell>
          <table:table-cell office:value-type="string">
            <text:p>Descenso por gradiente</text:p>
          </table:table-cell>
          <table:table-cell table:number-columns-repeated="2"/>
        </table:table-row>
        <table:table-row table:style-name="ro1">
          <table:table-cell table:style-name="ce1" office:value-type="float" office:value="0.273194454354091">
            <text:p>0.2731944544</text:p>
          </table:table-cell>
          <table:table-cell table:style-name="ce1" office:value-type="float" office:value="0.274732326482595">
            <text:p>0.2747323265</text:p>
          </table:table-cell>
          <table:table-cell table:number-columns-repeated="2"/>
        </table:table-row>
        <table:table-row table:style-name="ro1">
          <table:table-cell table:style-name="ce1" office:value-type="float" office:value="0.0205747560822644">
            <text:p>0.0205747561</text:p>
          </table:table-cell>
          <table:table-cell table:style-name="ce1" office:value-type="float" office:value="0.0271887964569035">
            <text:p>0.0271887965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Sheet1.M23" table:end-x="0.1504in" table:end-y="0.139in" draw:z-index="0" draw:style-name="gr1" svg:width="7.3614in" svg:height="3.5421in" svg:x="0.7902in" svg:y="0.115in">
              <draw:object draw:notify-on-update-of-ranges="Sheet1.A6:Sheet1.B6 Sheet1.A1:Sheet1.A1 Sheet1.A2:Sheet1.A3 Sheet1.B1:Sheet1.B1 Sheet1.B2:Sheet1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mano abierta/mano cerrada</text:p>
          </table:table-cell>
          <table:table-cell table:style-name="ce2" office:value-type="string">
            <text:p>mano izquierda/mano derech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Error cuadrático medio frente a modo de entrenamiento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06/19/2011</text:date>, <text:time>17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ano </meta:initial-creator>
    <meta:creation-date>2011-06-19T17:00:57</meta:creation-date>
    <dc:date>2011-06-19T17:26:21</dc:date>
    <dc:creator>jacano </dc:creator>
    <meta:editing-duration>PT8M33S</meta:editing-duration>
    <meta:editing-cycles>1</meta:editing-cycles>
    <meta:document-statistic meta:table-count="3" meta:cell-count="9" meta:object-count="1"/>
    <meta:generator>LibreOffice/3.3$Linu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99cm" svg:height="8.998cm" xlink:href=".." xlink:type="simple" chart:class="chart:bar" chart:style-name="ch1">
        <chart:title svg:x="3.802cm" svg:y="0.315cm" chart:style-name="ch2">
          <text:p>Error cuadrático medio frente a modo de entrenamiento</text:p>
        </chart:title>
        <chart:legend chart:legend-position="end" svg:x="14.264cm" svg:y="3.979cm" chart:style-name="ch3"/>
        <chart:plot-area chart:style-name="ch4" table:cell-range-address="Sheet1.A6:Sheet1.B6 Sheet1.A1:Sheet1.B3" chart:data-source-has-labels="both" svg:x="0.823cm" svg:y="1.452cm" svg:width="12.696cm" svg:height="6.9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31cm" svg:y="1.452cm" svg:width="11.592cm" svg:height="6.3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A6:Sheet1.B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A2:Sheet1.A3" chart:label-cell-address="Sheet1.A1:Sheet1.A1" chart:class="chart:bar">
            <chart:data-point chart:repeated="2"/>
          </chart:series>
          <chart:series chart:style-name="ch9" chart:values-cell-range-address="Sheet1.B2:Sheet1.B3" chart:label-cell-address="Sheet1.B1:Sheet1.B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la Delta</text:p>
                <draw:g>
                  <svg:desc>Sheet1.A1:Sheet1.A1</svg:desc>
                </draw:g>
              </table:table-cell>
              <table:table-cell office:value-type="string">
                <text:p>Descenso por gradient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o abierta/mano cerrada</text:p>
                <draw:g>
                  <svg:desc>Sheet1.A6:Sheet1.B6</svg:desc>
                </draw:g>
              </table:table-cell>
              <table:table-cell office:value-type="float" office:value="0.273194454354091">
                <text:p>0.273194454354091</text:p>
                <draw:g>
                  <svg:desc>Sheet1.A2:Sheet1.A3</svg:desc>
                </draw:g>
              </table:table-cell>
              <table:table-cell office:value-type="float" office:value="0.274732326482595">
                <text:p>0.274732326482595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mano izquierda/mano derecha</text:p>
              </table:table-cell>
              <table:table-cell office:value-type="float" office:value="0.0205747560822644">
                <text:p>0.0205747560822644</text:p>
              </table:table-cell>
              <table:table-cell office:value-type="float" office:value="0.0271887964569035">
                <text:p>0.0271887964569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